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ArrayList.ensureCapacity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List.toArray( Object [ ]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addAll( int index ,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ListIt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.contain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list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ArrayList.containsAll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toArray( Object array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It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I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I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List.addAll( Collection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ArrayList.indexOf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trimTo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List.get( List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ArrayList.add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ArrayList.FastArrayList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ArrayList.equals( Object o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ubList.removeAll( Collection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stIt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ArrayList.retainAll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ArrayList.set( int index ,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Ite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List.subList( int f , int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ArrayList.lastIndexOf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.contains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.addAll( int i , Collection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List.listIterat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.SubList( int first , int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Lis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.ge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contains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listIterator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List.lastIndexOf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Ite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.ad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ArrayList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ArrayLis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.remove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.retainAll( Collection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Lis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ArrayList.ge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stIter.ListIte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ListIt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List.set( int i , Object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List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ListIte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ArrayList.get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ListIter.s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List.indexOf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It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ArrayList.subList( int fromIndex , int to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List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setFast(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ArrayList.remove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ArrayList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Iter.check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ListIter.SubListIte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r.check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ArrayList.hashC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stArrayList.Fast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ArrayLis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FastArrayList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Ite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ArrayList.addAll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List.add( int i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stArrayList.remov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stIt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ArrayLis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ListIt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List.remov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stArrayList.removeAll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List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Iter.s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ArrayLis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Lis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It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ListIte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ArrayList.add( int index ,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